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d02d3" officeooo:paragraph-rsid="000d02d3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ed581" officeooo:paragraph-rsid="000ed581" style:font-style-asian="italic" style:font-weight-asian="bold" style:font-style-complex="italic" style:font-weight-complex="bold"/>
    </style:style>
    <style:style style:name="T1" style:family="text">
      <style:text-properties officeooo:rsid="000ed5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nguaje de Marcas: Tecnologías Fronten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02d3" officeooo:paragraph-rsid="000d02d3"/>
    </style:style>
    <style:style style:name="MT1" style:family="text">
      <style:text-properties officeooo:rsid="000ed5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729fcf" style:writing-mode="lr-tb" draw:fill="solid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style style:name="Mdp1" style:family="drawing-page">
      <style:drawing-page-properties draw:fill="solid" draw:fill-color="#729fcf" draw:background-size="full"/>
    </style:style>
  </office:automatic-styles>
  <office:master-styles>
    <style:master-page style:name="Standard" style:page-layout-name="Mpm1" draw:style-name="Mdp1">
      <style:header>
        <text:p text:style-name="MP1">Richard Francisco Vaca <text:span text:style-name="MT1">García</text:span><text:tab/>1ro CFGS DAW<text:tab/>18/11/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8T15:19:25.197000000</meta:creation-date>
    <dc:date>2022-11-18T16:15:39.667000000</dc:date>
    <meta:editing-duration>PT35M54S</meta:editing-duration>
    <meta:editing-cycles>1</meta:editing-cycles>
    <meta:document-statistic meta:table-count="0" meta:image-count="0" meta:object-count="0" meta:page-count="1" meta:paragraph-count="2" meta:word-count="13" meta:character-count="93" meta:non-whitespace-character-count="82"/>
    <meta:generator>LibreOffice/7.0.1.2$Windows_X86_64 LibreOffice_project/7cbcfc562f6eb6708b5ff7d7397325de9e764452</meta:generator>
  </office:meta>
</office:document-meta>
</file>